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6564" officeooo:paragraph-rsid="000c6564"/>
    </style:style>
    <style:style style:name="P2" style:family="paragraph" style:parent-style-name="Standard">
      <style:text-properties officeooo:rsid="0012e75d" officeooo:paragraph-rsid="0012e75d"/>
    </style:style>
    <style:style style:name="P3" style:family="paragraph" style:parent-style-name="Standard">
      <style:text-properties officeooo:rsid="000e2b78" officeooo:paragraph-rsid="000e2b78"/>
    </style:style>
    <style:style style:name="P4" style:family="paragraph" style:parent-style-name="Standard">
      <style:text-properties officeooo:rsid="0015ce85" officeooo:paragraph-rsid="0015ce85"/>
    </style:style>
    <style:style style:name="T1" style:family="text">
      <style:text-properties officeooo:rsid="000c6b12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officeooo:rsid="000c6b12" fo:background-color="#ffb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e16173" loext:char-shading-value="0"/>
    </style:style>
    <style:style style:name="T7" style:family="text">
      <style:text-properties fo:background-color="#77bc65" loext:char-shading-value="0"/>
    </style:style>
    <style:style style:name="T8" style:family="text">
      <style:text-properties fo:background-color="#5983b0" loext:char-shading-value="0"/>
    </style:style>
    <style:style style:name="T9" style:family="text">
      <style:text-properties fo:background-color="#8e86ae" loext:char-shading-value="0"/>
    </style:style>
    <style:style style:name="T10" style:family="text">
      <style:text-properties officeooo:rsid="001365f9"/>
    </style:style>
    <style:style style:name="T11" style:family="text">
      <style:text-properties officeooo:rsid="001365f9" fo:background-color="#e8f2a1" loext:char-shading-value="0"/>
    </style:style>
    <style:style style:name="T12" style:family="text">
      <style:text-properties fo:background-color="#ff7b59" loext:char-shading-value="0"/>
    </style:style>
    <style:style style:name="T13" style:family="text">
      <style:text-properties fo:background-color="#ec9ba4" loext:char-shading-value="0"/>
    </style:style>
    <style:style style:name="T14" style:family="text">
      <style:text-properties fo:background-color="#ec9ba4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personne a un <text:span text:style-name="T2">nom</text:span>, un <text:span text:style-name="T2">prénom</text:span>, un <text:span text:style-name="T2">avatar</text:span>, un <text:span text:style-name="T2">mot de passe</text:span>, un <text:span text:style-name="T2">identifiant de connexion</text:span>, une <text:span text:style-name="T2">adresse mail</text:span> et un <text:span text:style-name="T2">numéro de carte universitaire</text:span>.</text:p>
      <text:p text:style-name="P1">Une personne utilisant l’application peut être un <text:span text:style-name="T2">étudiant</text:span>, un <text:span text:style-name="T2">professeur</text:span>, un <text:span text:style-name="T2">personnel de l’administration</text:span> ou un <text:span text:style-name="T2">visiteur</text:span>.</text:p>
      <text:p text:style-name="P1">Une personne peut choisir la <text:span text:style-name="T8">langue utilisée</text:span> pour l’application.</text:p>
      <text:p text:style-name="P1">Une personne peut choisir d’<text:span text:style-name="T8">activer ou non sa localisation</text:span> dans le bâtiment.</text:p>
      <text:p text:style-name="P1">Une personne <text:span text:style-name="T8">accepte ou non les conditions d’utilisation</text:span>.</text:p>
      <text:p text:style-name="P1">L’application a une <text:span text:style-name="T3">version</text:span>, une <text:span text:style-name="T3">date de création</text:span>, une <text:span text:style-name="T3">langue par défaut</text:span><text:span text:style-name="T5">, </text:span><text:s/>un <text:span text:style-name="T3">nom</text:span>, un <text:span text:style-name="T3">logo</text:span> <text:span text:style-name="T1">et les </text:span><text:span text:style-name="T4">conditions d’utilisation</text:span>.</text:p>
      <text:p text:style-name="P1">Une personne peut <text:span text:style-name="T9">recevoir</text:span> des notifications.</text:p>
      <text:p text:style-name="P2">Une notification décrit un <text:span text:style-name="T7">évènement</text:span> à une <text:span text:style-name="T7">date</text:span> précise.</text:p>
      <text:p text:style-name="P1">Une personne peut rechercher quelqu’un. Cet <text:span text:style-name="T12">historique de recherche</text:span> est enregistré avec la <text:span text:style-name="T12">date de la recherche</text:span>, la <text:span text:style-name="T12">personne recherchée</text:span> et la <text:span text:style-name="T12">personne qui cherche</text:span>.</text:p>
      <text:p text:style-name="P1">Une personne <text:span text:style-name="T11">est localisé</text:span><text:span text:style-name="T10"> avec</text:span> un <text:span text:style-name="T6">lieu</text:span> et une <text:span text:style-name="T6">date</text:span>.</text:p>
      <text:p text:style-name="P1">Un lieu possède un <text:span text:style-name="T6">nom</text:span>.</text:p>
      <text:p text:style-name="P3">Une personne peut être <text:span text:style-name="T8">connectée ou déconnectée</text:span> de l’application.</text:p>
      <text:p text:style-name="P4">Un administrateur a un <text:span text:style-name="T14">mot de passe</text:span> et un <text:span text:style-name="T14">identifiant de connexion</text:span>.</text:p>
      <text:p text:style-name="P4">Un administrateur <text:span text:style-name="T14">est une personne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2T11:03:18.175000000</dc:date>
    <meta:editing-duration>PT16M42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4" meta:word-count="173" meta:character-count="1092" meta:non-whitespace-character-count="932"/>
  </office:meta>
</office:document-meta>
</file>